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337cm" fo:min-width="19.09cm" loext:decorative="fals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7.052cm" fo:min-width="19.09cm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6.735cm" fo:min-width="19.09cm" loext:decorative="false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3.878cm" fo:min-width="6.802cm" loext:decorative="false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771cm" fo:min-width="3.541cm" loext:decorative="false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5.782cm" fo:min-width="19.09cm" loext:decorative="false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6.1cm" fo:min-width="19.09cm" loext:decorative="false"/>
      <style:paragraph-properties style:writing-mode="lr-tb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header" draw:style-name="gr1" draw:text-style-name="P1" draw:layer="layout" svg:width="19.59cm" svg:height="1.587cm" svg:x="1cm" svg:y="1cm">
          <text:p text:style-name="P1">heade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9.59cm" svg:height="7.302cm" svg:x="1cm" svg:y="2.905cm">
          <text:p text:style-name="P1">hom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9.59cm" svg:height="7.302cm" svg:x="1cm" svg:y="10.525cm">
          <text:p text:style-name="P1">about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9.59cm" svg:height="6.985cm" svg:x="1cm" svg:y="18.145cm">
          <text:p text:style-name="P1">Skills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7.302cm" svg:height="4.128cm" svg:x="2.27cm" svg:y="4.492cm">
          <text:p text:style-name="P1">About text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5.715cm" svg:height="2.857cm" svg:x="12.747cm" svg:y="4.81cm">
          <text:p text:style-name="P1">im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5.715cm" svg:height="2.857cm" svg:x="12.747cm" svg:y="4.81cm">
          <text:p text:style-name="P1">im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5.715cm" svg:height="2.857cm" svg:x="3.222cm" svg:y="13.065cm">
          <text:p text:style-name="P1">im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5.715cm" svg:height="2.857cm" svg:x="12.747cm" svg:y="20.05cm">
          <text:p text:style-name="P1">im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7.302cm" svg:height="4.128cm" svg:x="12.113cm" svg:y="11.794cm">
          <text:p text:style-name="P1">About text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7.302cm" svg:height="4.128cm" svg:x="1.953cm" svg:y="19.732cm">
          <text:p text:style-name="P1">skills bar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9.59cm" svg:height="6.032cm" svg:x="1cm" svg:y="25.765cm">
          <text:p text:style-name="P1">Projects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9.59cm" svg:height="6.35cm" svg:x="1cm" svg:y="32.75cm">
          <text:p text:style-name="P1">Contact form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0T21:58:33.228102978</meta:creation-date>
    <dc:date>2024-11-20T22:03:28.639614653</dc:date>
    <meta:editing-duration>PT4M56S</meta:editing-duration>
    <meta:editing-cycles>1</meta:editing-cycles>
    <meta:document-statistic meta:object-count="13"/>
    <meta:generator>LibreOffice/24.8.2.1$Linux_X86_64 LibreOffice_project/480$Build-1</meta:generator>
  </office:meta>
</office:document-meta>
</file>